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26in"/>
    </style:style>
    <style:style style:name="co2" style:family="table-column">
      <style:table-column-properties fo:break-before="auto" style:column-width="3.6744in"/>
    </style:style>
    <style:style style:name="co3" style:family="table-column">
      <style:table-column-properties fo:break-before="auto" style:column-width="2.7264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0.5654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3.1874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3.252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0.7984in"/>
    </style:style>
    <style:style style:name="co13" style:family="table-column">
      <style:table-column-properties fo:break-before="auto" style:column-width="0.5945in"/>
    </style:style>
    <style:style style:name="co14" style:family="table-column">
      <style:table-column-properties fo:break-before="auto" style:column-width="0.9256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3862in"/>
    </style:style>
    <style:style style:name="co17" style:family="table-column">
      <style:table-column-properties fo:break-before="auto" style:column-width="1.4717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ackground-color="#00a933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2"/>
        <table:table-row table:style-name="ro1">
          <table:table-cell table:style-name="Default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Target</text:p>
          </table:table-cell>
          <table:table-cell table:style-name="ce8" office:value-type="string" calcext:value-type="string">
            <text:p>Time granularity</text:p>
          </table:table-cell>
          <table:table-cell table:style-name="ce8" office:value-type="string" calcext:value-type="string">
            <text:p>n_x</text:p>
          </table:table-cell>
          <table:table-cell table:style-name="ce8" office:value-type="string" calcext:value-type="string">
            <text:p>n_y</text:p>
          </table:table-cell>
          <table:table-cell table:style-name="ce8" office:value-type="string" calcext:value-type="string">
            <text:p>shift</text:p>
          </table:table-cell>
          <table:table-cell table:style-name="ce8" office:value-type="string" calcext:value-type="string">
            <text:p>MMWC taxi</text:p>
          </table:table-cell>
          <table:table-cell table:style-name="ce8" office:value-type="string" calcext:value-type="string">
            <text:p>MMMWC taxi</text:p>
          </table:table-cell>
          <table:table-cell table:style-name="ce8" office:value-type="string" calcext:value-type="string">
            <text:p>MMWC bike</text:p>
          </table:table-cell>
          <table:table-cell table:style-name="ce8" office:value-type="string" calcext:value-type="string">
            <text:p>MMMWC bike</text:p>
          </table:table-cell>
          <table:table-cell table:style-name="ce8" office:value-type="string" calcext:value-type="string">
            <text:p>MRWC taxi</text:p>
          </table:table-cell>
          <table:table-cell table:style-name="ce8" office:value-type="string" calcext:value-type="string">
            <text:p>MMRWC taxi</text:p>
          </table:table-cell>
          <table:table-cell table:style-name="ce8" office:value-type="string" calcext:value-type="string">
            <text:p>MRWC bike</text:p>
          </table:table-cell>
          <table:table-cell table:style-name="ce8" office:value-type="string" calcext:value-type="string">
            <text:p>MMRWC bike</text:p>
          </table:table-cell>
          <table:table-cell table:style-name="ce8" office:value-type="string" calcext:value-type="string">
            <text:p>Epochs</text:p>
          </table:table-cell>
          <table:table-cell table:style-name="ce8" office:value-type="string" calcext:value-type="string">
            <text:p>Loss</text:p>
          </table:table-cell>
          <table:table-cell table:style-name="ce8" office:value-type="string" calcext:value-type="string">
            <text:p>Optimizer</text:p>
          </table:table-cell>
          <table:table-cell table:style-name="ce8" office:value-type="string" calcext:value-type="string">
            <text:p>Learning rate</text:p>
          </table:table-cell>
          <table:table-cell table:style-name="ce8" office:value-type="string" calcext:value-type="string">
            <text:p>Train duration</text:p>
          </table:table-cell>
          <table:table-cell table:style-name="ce12" office:value-type="string" calcext:value-type="string">
            <text:p>Train duration [s]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5">
            <text:p>baselines</text:p>
          </table:table-cell>
          <table:table-cell table:style-name="ce17" office:value-type="string" calcext:value-type="string">
            <text:p>persistence_nx04_ny04_sh04_Nadam_mse_ep000</text:p>
          </table:table-cell>
          <table:table-cell table:style-name="ce17"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3"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[0.101 0.107 0.113 0.118]</text:p>
          </table:table-cell>
          <table:table-cell table:style-name="ce17" office:value-type="float" office:value="0.109764560945358" calcext:value-type="float">
            <text:p>0.109764560945358</text:p>
          </table:table-cell>
          <table:table-cell table:style-name="ce17" office:value-type="string" calcext:value-type="string">
            <text:p>[0.038 0.041 0.043 0.045]</text:p>
          </table:table-cell>
          <table:table-cell table:style-name="ce17" office:value-type="float" office:value="0.0417935864084714" calcext:value-type="float">
            <text:p>0.041793586408471</text:p>
          </table:table-cell>
          <table:table-cell table:style-name="ce17" office:value-type="string" calcext:value-type="string">
            <text:p>[0.143 0.151 0.158 0.165]</text:p>
          </table:table-cell>
          <table:table-cell table:style-name="ce17" office:value-type="float" office:value="0.154242631980485" calcext:value-type="float">
            <text:p>0.154242631980485</text:p>
          </table:table-cell>
          <table:table-cell table:style-name="ce17" office:value-type="string" calcext:value-type="string">
            <text:p>[0.079 0.084 0.088 0.092]</text:p>
          </table:table-cell>
          <table:table-cell table:style-name="ce17" office:value-type="float" office:value="0.0859738323005809" calcext:value-type="float">
            <text:p>0.08597383230058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mse</text:p>
          </table:table-cell>
          <table:table-cell table:style-name="ce17" office:value-type="string" calcext:value-type="string">
            <text:p>Nadam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1" office:value-type="float" office:value="0.40494704246521" calcext:value-type="float">
            <text:p>0.40494704246521</text:p>
          </table:table-cell>
        </table:table-row>
        <table:table-row table:style-name="ro1">
          <table:covered-table-cell/>
          <table:table-cell office:value-type="string" calcext:value-type="string">
            <text:p>persistence_nx04_ny08_sh04_Nadam_mse_ep00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.101 0.107 0.113 0.118 0.123 0.129 0.134 0.139]</text:p>
          </table:table-cell>
          <table:table-cell office:value-type="float" office:value="0.120496152094019" calcext:value-type="float">
            <text:p>0.120496152094019</text:p>
          </table:table-cell>
          <table:table-cell office:value-type="string" calcext:value-type="string">
            <text:p>[0.038 0.041 0.043 0.045 0.047 0.048 0.05 <text:s/>0.051]</text:p>
          </table:table-cell>
          <table:table-cell office:value-type="float" office:value="0.0453297357849294" calcext:value-type="float">
            <text:p>0.045329735784929</text:p>
          </table:table-cell>
          <table:table-cell office:value-type="string" calcext:value-type="string">
            <text:p>[0.143 0.151 0.158 0.165 0.171 0.178 0.184 0.19 ]</text:p>
          </table:table-cell>
          <table:table-cell office:value-type="float" office:value="0.167407424814366" calcext:value-type="float">
            <text:p>0.167407424814366</text:p>
          </table:table-cell>
          <table:table-cell office:value-type="string" calcext:value-type="string">
            <text:p>[0.079 0.084 0.088 0.092 0.095 0.097 0.099 0.101]</text:p>
          </table:table-cell>
          <table:table-cell office:value-type="float" office:value="0.0919387336026901" calcext:value-type="float">
            <text:p>0.09193873360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687759399414" calcext:value-type="float">
            <text:p>0.432687759399414</text:p>
          </table:table-cell>
        </table:table-row>
        <table:table-row table:style-name="ro1">
          <table:covered-table-cell/>
          <table:table-cell office:value-type="string" calcext:value-type="string">
            <text:p>persistence_nx08_ny04_sh04_Nadam_mse_ep00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[0.101 0.107 0.113 0.118]</text:p>
          </table:table-cell>
          <table:table-cell office:value-type="float" office:value="0.109764204688847" calcext:value-type="float">
            <text:p>0.109764204688847</text:p>
          </table:table-cell>
          <table:table-cell office:value-type="string" calcext:value-type="string">
            <text:p>[0.038 0.041 0.043 0.045]</text:p>
          </table:table-cell>
          <table:table-cell office:value-type="float" office:value="0.0418043737921436" calcext:value-type="float">
            <text:p>0.041804373792144</text:p>
          </table:table-cell>
          <table:table-cell office:value-type="string" calcext:value-type="string">
            <text:p>[0.143 0.151 0.158 0.165]</text:p>
          </table:table-cell>
          <table:table-cell office:value-type="float" office:value="0.154228754077224" calcext:value-type="float">
            <text:p>0.154228754077224</text:p>
          </table:table-cell>
          <table:table-cell office:value-type="string" calcext:value-type="string">
            <text:p>[0.08 <text:s/>0.084 0.088 0.092]</text:p>
          </table:table-cell>
          <table:table-cell office:value-type="float" office:value="0.0859831156624347" calcext:value-type="float">
            <text:p>0.085983115662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978021621704" calcext:value-type="float">
            <text:p>0.470978021621704</text:p>
          </table:table-cell>
        </table:table-row>
        <table:table-row table:style-name="ro1">
          <table:covered-table-cell/>
          <table:table-cell office:value-type="string" calcext:value-type="string">
            <text:p>persistence_nx08_ny08_sh04_Nadam_mse_ep00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.101 0.107 0.113 0.118 0.123 0.129 0.134 0.139]</text:p>
          </table:table-cell>
          <table:table-cell office:value-type="float" office:value="0.120496030736406" calcext:value-type="float">
            <text:p>0.120496030736406</text:p>
          </table:table-cell>
          <table:table-cell office:value-type="string" calcext:value-type="string">
            <text:p>[0.038 0.041 0.043 0.045 0.047 0.048 0.05 <text:s/>0.051]</text:p>
          </table:table-cell>
          <table:table-cell office:value-type="float" office:value="0.0453414267080128" calcext:value-type="float">
            <text:p>0.045341426708013</text:p>
          </table:table-cell>
          <table:table-cell office:value-type="string" calcext:value-type="string">
            <text:p>[0.143 0.151 0.158 0.165 0.171 0.178 0.184 0.19 ]</text:p>
          </table:table-cell>
          <table:table-cell office:value-type="float" office:value="0.167396461125026" calcext:value-type="float">
            <text:p>0.167396461125026</text:p>
          </table:table-cell>
          <table:table-cell office:value-type="string" calcext:value-type="string">
            <text:p>[0.08 <text:s/>0.084 0.088 0.092 0.095 0.097 0.099 0.101]</text:p>
          </table:table-cell>
          <table:table-cell office:value-type="float" office:value="0.091948601867041" calcext:value-type="float">
            <text:p>0.091948601867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769603729248" calcext:value-type="float">
            <text:p>0.487769603729248</text:p>
          </table:table-cell>
        </table:table-row>
        <table:table-row table:style-name="ro1">
          <table:covered-table-cell/>
          <table:table-cell office:value-type="string" calcext:value-type="string">
            <text:p>persistence_nx08_ny08_sh08_Nadam_mse_ep000</text:p>
          </table:table-cell>
          <table:table-cell office:value-type="string" calcext:value-type="string">
            <text:p>Normalized abs. trip counts map 90x60 [-]</text:p>
          </table:table-cell>
          <table:table-cell table:style-name="ce18" office:value-type="string" calcext:value-type="string">
            <text:p>15min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[0.123 0.129 0.134 0.139 0.144 0.149 0.154 0.158]</text:p>
          </table:table-cell>
          <table:table-cell office:value-type="float" office:value="0.141220700291968" calcext:value-type="float">
            <text:p>0.141220700291968</text:p>
          </table:table-cell>
          <table:table-cell office:value-type="string" calcext:value-type="string">
            <text:p>[0.047 0.048 0.05 <text:s/>0.051 0.052 0.053 0.054 0.054]</text:p>
          </table:table-cell>
          <table:table-cell office:value-type="float" office:value="0.0509936283959522" calcext:value-type="float">
            <text:p>0.050993628395952</text:p>
          </table:table-cell>
          <table:table-cell office:value-type="string" calcext:value-type="string">
            <text:p>[0.171 0.178 0.184 0.19 <text:s/>0.194 0.2 <text:s text:c="2"/>0.205 0.21 ]</text:p>
          </table:table-cell>
          <table:table-cell office:value-type="float" office:value="0.191371508815942" calcext:value-type="float">
            <text:p>0.191371508815942</text:p>
          </table:table-cell>
          <table:table-cell office:value-type="string" calcext:value-type="string">
            <text:p>[0.095 0.097 0.099 0.101 0.102 0.103 0.104 0.105]</text:p>
          </table:table-cell>
          <table:table-cell office:value-type="float" office:value="0.100777339189899" calcext:value-type="float">
            <text:p>0.100777339189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722005844116" calcext:value-type="float">
            <text:p>0.647722005844116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naive_nx04_ny04_sh04_Nadam_mse_ep000</text:p>
          </table:table-cell>
          <table:table-cell table:style-name="ce17"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3"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[0.108 0.113 0.119 0.124]</text:p>
          </table:table-cell>
          <table:table-cell table:style-name="ce17" office:value-type="float" office:value="0.116010441544255" calcext:value-type="float">
            <text:p>0.116010441544255</text:p>
          </table:table-cell>
          <table:table-cell table:style-name="ce17" office:value-type="string" calcext:value-type="string">
            <text:p>[0.038 0.041 0.043 0.044]</text:p>
          </table:table-cell>
          <table:table-cell table:style-name="ce17" office:value-type="float" office:value="0.0414217017862456" calcext:value-type="float">
            <text:p>0.041421701786246</text:p>
          </table:table-cell>
          <table:table-cell table:style-name="ce17" office:value-type="string" calcext:value-type="string">
            <text:p>[0.151 0.158 0.165 0.172]</text:p>
          </table:table-cell>
          <table:table-cell table:style-name="ce17" office:value-type="float" office:value="0.161381184379079" calcext:value-type="float">
            <text:p>0.161381184379079</text:p>
          </table:table-cell>
          <table:table-cell table:style-name="ce17" office:value-type="string" calcext:value-type="string">
            <text:p>[0.075 0.079 0.083 0.086]</text:p>
          </table:table-cell>
          <table:table-cell table:style-name="ce17" office:value-type="float" office:value="0.0808352199781823" calcext:value-type="float">
            <text:p>0.08083521997818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mse</text:p>
          </table:table-cell>
          <table:table-cell table:style-name="ce17" office:value-type="string" calcext:value-type="string">
            <text:p>Nadam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1" office:value-type="float" office:value="0.40438437461853" calcext:value-type="float">
            <text:p>0.40438437461853</text:p>
          </table:table-cell>
        </table:table-row>
        <table:table-row table:style-name="ro1">
          <table:covered-table-cell/>
          <table:table-cell office:value-type="string" calcext:value-type="string">
            <text:p>naive_nx04_ny08_sh04_Nadam_mse_ep00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.108 0.113 0.119 0.124 0.13 <text:s/>0.135 0.14 <text:s/>0.145]</text:p>
          </table:table-cell>
          <table:table-cell office:value-type="float" office:value="0.12670261335205" calcext:value-type="float">
            <text:p>0.12670261335205</text:p>
          </table:table-cell>
          <table:table-cell office:value-type="string" calcext:value-type="string">
            <text:p>[0.038 0.041 0.043 0.044 0.046 0.047 0.049 0.05 ]</text:p>
          </table:table-cell>
          <table:table-cell office:value-type="float" office:value="0.0446395407933462" calcext:value-type="float">
            <text:p>0.044639540793346</text:p>
          </table:table-cell>
          <table:table-cell office:value-type="string" calcext:value-type="string">
            <text:p>[0.151 0.158 0.165 0.172 0.178 0.184 0.189 0.195]</text:p>
          </table:table-cell>
          <table:table-cell office:value-type="float" office:value="0.173844950541601" calcext:value-type="float">
            <text:p>0.173844950541601</text:p>
          </table:table-cell>
          <table:table-cell office:value-type="string" calcext:value-type="string">
            <text:p>[0.075 0.079 0.083 0.086 0.088 0.09 <text:s/>0.092 0.093]</text:p>
          </table:table-cell>
          <table:table-cell office:value-type="float" office:value="0.0859011030368955" calcext:value-type="float">
            <text:p>0.085901103036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9290018081665" calcext:value-type="float">
            <text:p>0.469290018081665</text:p>
          </table:table-cell>
        </table:table-row>
        <table:table-row table:style-name="ro1">
          <table:covered-table-cell/>
          <table:table-cell office:value-type="string" calcext:value-type="string">
            <text:p>naive_nx08_ny04_sh04_Nadam_mse_ep00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[0.118 0.123 0.129 0.134]</text:p>
          </table:table-cell>
          <table:table-cell office:value-type="float" office:value="0.125885617559483" calcext:value-type="float">
            <text:p>0.125885617559483</text:p>
          </table:table-cell>
          <table:table-cell office:value-type="string" calcext:value-type="string">
            <text:p>[0.041 0.043 0.044 0.046]</text:p>
          </table:table-cell>
          <table:table-cell office:value-type="float" office:value="0.0434613171350131" calcext:value-type="float">
            <text:p>0.043461317135013</text:p>
          </table:table-cell>
          <table:table-cell office:value-type="string" calcext:value-type="string">
            <text:p>[0.163 0.169 0.175 0.181]</text:p>
          </table:table-cell>
          <table:table-cell office:value-type="float" office:value="0.172152553919033" calcext:value-type="float">
            <text:p>0.172152553919033</text:p>
          </table:table-cell>
          <table:table-cell office:value-type="string" calcext:value-type="string">
            <text:p>[0.078 0.081 0.083 0.086]</text:p>
          </table:table-cell>
          <table:table-cell office:value-type="float" office:value="0.0818720810228968" calcext:value-type="float">
            <text:p>0.081872081022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8224048614502" calcext:value-type="float">
            <text:p>0.468224048614502</text:p>
          </table:table-cell>
        </table:table-row>
        <table:table-row table:style-name="ro1">
          <table:covered-table-cell/>
          <table:table-cell office:value-type="string" calcext:value-type="string">
            <text:p>naive_nx08_ny08_sh04_Nadam_mse_ep00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.118 0.123 0.129 0.134 0.139 0.144 0.149 0.154]</text:p>
          </table:table-cell>
          <table:table-cell office:value-type="float" office:value="0.136133490471576" calcext:value-type="float">
            <text:p>0.136133490471576</text:p>
          </table:table-cell>
          <table:table-cell office:value-type="string" calcext:value-type="string">
            <text:p>[0.041 0.043 0.044 0.046 0.047 0.048 0.049 0.05 ]</text:p>
          </table:table-cell>
          <table:table-cell office:value-type="float" office:value="0.0461512148823357" calcext:value-type="float">
            <text:p>0.046151214882336</text:p>
          </table:table-cell>
          <table:table-cell office:value-type="string" calcext:value-type="string">
            <text:p>[0.163 0.169 0.175 0.181 0.187 0.193 0.198 0.203]</text:p>
          </table:table-cell>
          <table:table-cell office:value-type="float" office:value="0.183627903018136" calcext:value-type="float">
            <text:p>0.183627903018136</text:p>
          </table:table-cell>
          <table:table-cell office:value-type="string" calcext:value-type="string">
            <text:p>[0.078 0.081 0.083 0.086 0.088 0.089 0.09 <text:s/>0.092]</text:p>
          </table:table-cell>
          <table:table-cell office:value-type="float" office:value="0.0857579571519059" calcext:value-type="float">
            <text:p>0.085757957151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343042373657" calcext:value-type="float">
            <text:p>0.494343042373657</text:p>
          </table:table-cell>
        </table:table-row>
        <table:table-row table:style-name="ro1">
          <table:covered-table-cell/>
          <table:table-cell table:style-name="ce18" office:value-type="string" calcext:value-type="string">
            <text:p>naive_nx08_ny08_sh08_Nadam_mse_ep000</text:p>
          </table:table-cell>
          <table:table-cell table:style-name="ce18" office:value-type="string" calcext:value-type="string">
            <text:p>Normalized abs. trip counts map 90x60 [-]</text:p>
          </table:table-cell>
          <table:table-cell table:style-name="ce18" office:value-type="string" calcext:value-type="string">
            <text:p>15min</text:p>
          </table:table-cell>
          <table:table-cell table:number-columns-repeated="3"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[0.139 0.144 0.149 0.154 0.158 0.163 0.167 0.171]</text:p>
          </table:table-cell>
          <table:table-cell table:style-name="ce18" office:value-type="float" office:value="0.155563206488895" calcext:value-type="float">
            <text:p>0.155563206488895</text:p>
          </table:table-cell>
          <table:table-cell table:style-name="ce18" office:value-type="string" calcext:value-type="string">
            <text:p>[0.047 0.048 0.049 0.05 <text:s/>0.051 0.052 0.053 0.054]</text:p>
          </table:table-cell>
          <table:table-cell table:style-name="ce18" office:value-type="float" office:value="0.0506407432288498" calcext:value-type="float">
            <text:p>0.05064074322885</text:p>
          </table:table-cell>
          <table:table-cell table:style-name="ce18" office:value-type="string" calcext:value-type="string">
            <text:p>[0.187 0.193 0.198 0.203 0.208 0.213 0.218 0.222]</text:p>
          </table:table-cell>
          <table:table-cell table:style-name="ce18" office:value-type="float" office:value="0.205139085900858" calcext:value-type="float">
            <text:p>0.205139085900858</text:p>
          </table:table-cell>
          <table:table-cell table:style-name="ce18" office:value-type="string" calcext:value-type="string">
            <text:p>[0.088 0.089 0.09 <text:s/>0.092 0.093 0.094 0.094 0.095]</text:p>
          </table:table-cell>
          <table:table-cell table:style-name="ce18" office:value-type="float" office:value="0.0918169594313474" calcext:value-type="float">
            <text:p>0.09181695943134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mse</text:p>
          </table:table-cell>
          <table:table-cell table:style-name="ce18" office:value-type="string" calcext:value-type="string">
            <text:p>Nadam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3" office:value-type="float" office:value="0.65688419342041" calcext:value-type="float">
            <text:p>0.65688419342041</text:p>
          </table:table-cell>
        </table:table-row>
        <table:table-row table:style-name="ro1">
          <table:covered-table-cell/>
          <table:table-cell table:style-name="ce19" office:value-type="string" calcext:value-type="string">
            <text:p>lstm_nx04_ny04_sh04_Nadam_mse_ep050</text:p>
          </table:table-cell>
          <table:table-cell table:style-name="ce19"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[0.179 0.174 0.178 0.175]</text:p>
          </table:table-cell>
          <table:table-cell table:style-name="ce19" office:value-type="float" office:value="0.176288502273011" calcext:value-type="float">
            <text:p>0.176288502273011</text:p>
          </table:table-cell>
          <table:table-cell table:style-name="ce19" office:value-type="string" calcext:value-type="string">
            <text:p>[0.103 0.102 0.111 0.111]</text:p>
          </table:table-cell>
          <table:table-cell table:style-name="ce19" office:value-type="float" office:value="0.10679168639888" calcext:value-type="float">
            <text:p>0.10679168639888</text:p>
          </table:table-cell>
          <table:table-cell table:style-name="ce19" office:value-type="string" calcext:value-type="string">
            <text:p>[0.225 0.219 0.222 0.219]</text:p>
          </table:table-cell>
          <table:table-cell table:style-name="ce19" office:value-type="float" office:value="0.221386557630671" calcext:value-type="float">
            <text:p>0.221386557630671</text:p>
          </table:table-cell>
          <table:table-cell table:style-name="ce19" office:value-type="string" calcext:value-type="string">
            <text:p>[0.136 0.135 0.144 0.142]</text:p>
          </table:table-cell>
          <table:table-cell table:style-name="ce19" office:value-type="float" office:value="0.139062666340173" calcext:value-type="float">
            <text:p>0.13906266634017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mse</text:p>
          </table:table-cell>
          <table:table-cell table:style-name="ce19" office:value-type="string" calcext:value-type="string">
            <text:p>Nadam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0 days and 04:23:47</text:p>
          </table:table-cell>
          <table:table-cell office:value-type="float" office:value="15828.7566595078" calcext:value-type="float">
            <text:p>15828.7566595078</text:p>
          </table:table-cell>
        </table:table-row>
        <table:table-row table:style-name="ro1">
          <table:covered-table-cell/>
          <table:table-cell table:style-name="ce19" office:value-type="string" calcext:value-type="string">
            <text:p>lstm_nx04_ny08_sh04_Nadam_mse_ep050</text:p>
          </table:table-cell>
          <table:table-cell table:style-name="ce19"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[0.154 0.154 0.154 0.154 0.154 0.152 0.152 0.151]</text:p>
          </table:table-cell>
          <table:table-cell table:style-name="ce19" office:value-type="float" office:value="0.153275046979825" calcext:value-type="float">
            <text:p>0.153275046979825</text:p>
          </table:table-cell>
          <table:table-cell table:style-name="ce19" office:value-type="string" calcext:value-type="string">
            <text:p>[0.054 0.057 0.054 0.054 0.054 0.059 0.057 0.054]</text:p>
          </table:table-cell>
          <table:table-cell table:style-name="ce19" office:value-type="float" office:value="0.0552559824271711" calcext:value-type="float">
            <text:p>0.055255982427171</text:p>
          </table:table-cell>
          <table:table-cell table:style-name="ce19" office:value-type="string" calcext:value-type="string">
            <text:p>[0.196 0.195 0.195 0.195 0.196 0.193 0.194 0.193]</text:p>
          </table:table-cell>
          <table:table-cell table:style-name="ce19" office:value-type="float" office:value="0.194606267134481" calcext:value-type="float">
            <text:p>0.194606267134481</text:p>
          </table:table-cell>
          <table:table-cell table:style-name="ce19" office:value-type="string" calcext:value-type="string">
            <text:p>[0.08 <text:s/>0.083 0.081 0.08 <text:s/>0.08 <text:s/>0.086 0.084 0.082]</text:p>
          </table:table-cell>
          <table:table-cell table:style-name="ce19" office:value-type="float" office:value="0.082028037349572" calcext:value-type="float">
            <text:p>0.08202803734957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mse</text:p>
          </table:table-cell>
          <table:table-cell table:style-name="ce19" office:value-type="string" calcext:value-type="string">
            <text:p>Nadam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0 days and 05:43:50</text:p>
          </table:table-cell>
          <table:table-cell office:value-type="float" office:value="20636.0532140732" calcext:value-type="float">
            <text:p>20636.0532140732</text:p>
          </table:table-cell>
        </table:table-row>
        <table:table-row table:style-name="ro1">
          <table:covered-table-cell/>
          <table:table-cell table:style-name="ce19" office:value-type="string" calcext:value-type="string">
            <text:p>lstm_nx08_ny04_sh04_Nadam_mse_ep050</text:p>
          </table:table-cell>
          <table:table-cell table:style-name="ce19"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[0.146 0.147 0.15 <text:s/>0.155]</text:p>
          </table:table-cell>
          <table:table-cell table:style-name="ce19" office:value-type="float" office:value="0.149391898979373" calcext:value-type="float">
            <text:p>0.149391898979373</text:p>
          </table:table-cell>
          <table:table-cell table:style-name="ce19" office:value-type="string" calcext:value-type="string">
            <text:p>[0.066 0.066 0.066 0.066]</text:p>
          </table:table-cell>
          <table:table-cell table:style-name="ce19" office:value-type="float" office:value="0.0660770848873809" calcext:value-type="float">
            <text:p>0.066077084887381</text:p>
          </table:table-cell>
          <table:table-cell table:style-name="ce19" office:value-type="string" calcext:value-type="string">
            <text:p>[0.186 0.188 0.191 0.196]</text:p>
          </table:table-cell>
          <table:table-cell table:style-name="ce19" office:value-type="float" office:value="0.190435202095657" calcext:value-type="float">
            <text:p>0.190435202095657</text:p>
          </table:table-cell>
          <table:table-cell table:style-name="ce19" office:value-type="string" calcext:value-type="string">
            <text:p>[0.091 0.092 0.092 0.092]</text:p>
          </table:table-cell>
          <table:table-cell table:style-name="ce19" office:value-type="float" office:value="0.0917107774077354" calcext:value-type="float">
            <text:p>0.09171077740773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mse</text:p>
          </table:table-cell>
          <table:table-cell table:style-name="ce19" office:value-type="string" calcext:value-type="string">
            <text:p>Nadam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0 days and 06:42:07</text:p>
          </table:table-cell>
          <table:table-cell office:value-type="float" office:value="24129.8426084518" calcext:value-type="float">
            <text:p>24129.8426084518</text:p>
          </table:table-cell>
        </table:table-row>
        <table:table-row table:style-name="ro1">
          <table:covered-table-cell/>
          <table:table-cell office:value-type="string" calcext:value-type="string">
            <text:p>lstm_nx08_ny08_sh04_Nadam_mse_ep050</text:p>
          </table:table-cell>
          <table:table-cell office:value-type="string" calcext:value-type="string">
            <text:p>Normalized abs. trip counts map 90x60 [-]</text:p>
          </table:table-cell>
          <table:table-cell table:style-name="Default" office:value-type="string" calcext:value-type="string">
            <text:p>15mi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.155 0.158 0.161 0.157 0.165 0.167 0.165 0.175]</text:p>
          </table:table-cell>
          <table:table-cell office:value-type="float" office:value="0.162875209181063" calcext:value-type="float">
            <text:p>0.162875209181063</text:p>
          </table:table-cell>
          <table:table-cell office:value-type="string" calcext:value-type="string">
            <text:p>[0.07 <text:s/>0.066 0.072 0.065 0.064 0.064 0.062 0.062]</text:p>
          </table:table-cell>
          <table:table-cell office:value-type="float" office:value="0.0656878308625213" calcext:value-type="float">
            <text:p>0.065687830862521</text:p>
          </table:table-cell>
          <table:table-cell office:value-type="string" calcext:value-type="string">
            <text:p>[0.199 0.202 0.205 0.201 0.21 <text:s/>0.212 0.21 <text:s/>0.22 ]</text:p>
          </table:table-cell>
          <table:table-cell office:value-type="float" office:value="0.207235147901934" calcext:value-type="float">
            <text:p>0.207235147901934</text:p>
          </table:table-cell>
          <table:table-cell office:value-type="string" calcext:value-type="string">
            <text:p>[0.097 0.094 0.099 0.093 0.092 0.092 0.09 <text:s/>0.09 ]</text:p>
          </table:table-cell>
          <table:table-cell office:value-type="float" office:value="0.0935383686051881" calcext:value-type="float">
            <text:p>0.0935383686051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7:43:45</text:p>
          </table:table-cell>
          <table:table-cell table:style-name="Default" office:value-type="float" office:value="27822.7664413452" calcext:value-type="float">
            <text:p>27822.7664413452</text:p>
          </table:table-cell>
        </table:table-row>
        <table:table-row table:style-name="ro1">
          <table:covered-table-cell/>
          <table:table-cell office:value-type="string" calcext:value-type="string">
            <text:p>lstm_nx08_ny08_sh08_Nadam_mse_ep050</text:p>
          </table:table-cell>
          <table:table-cell office:value-type="string" calcext:value-type="string">
            <text:p>Normalized abs. trip counts map 90x60 [-]</text:p>
          </table:table-cell>
          <table:table-cell table:style-name="ce18" office:value-type="string" calcext:value-type="string">
            <text:p>15min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[0.135 0.132 0.128 0.126 0.125 0.124 0.123 0.123]</text:p>
          </table:table-cell>
          <table:table-cell office:value-type="float" office:value="0.12700847932214" calcext:value-type="float">
            <text:p>0.12700847932214</text:p>
          </table:table-cell>
          <table:table-cell office:value-type="string" calcext:value-type="string">
            <text:p>[0.062 0.06 <text:s/>0.057 0.055 0.053 0.051 0.052 0.053]</text:p>
          </table:table-cell>
          <table:table-cell office:value-type="float" office:value="0.0553673706205063" calcext:value-type="float">
            <text:p>0.055367370620506</text:p>
          </table:table-cell>
          <table:table-cell office:value-type="string" calcext:value-type="string">
            <text:p>[0.17 <text:s/>0.166 0.162 0.161 0.16 <text:s/>0.16 <text:s/>0.159 0.16 ]</text:p>
          </table:table-cell>
          <table:table-cell office:value-type="float" office:value="0.162337536160741" calcext:value-type="float">
            <text:p>0.162337536160741</text:p>
          </table:table-cell>
          <table:table-cell office:value-type="string" calcext:value-type="string">
            <text:p>[0.087 0.084 0.081 0.08 <text:s/>0.078 0.077 0.078 0.079]</text:p>
          </table:table-cell>
          <table:table-cell office:value-type="float" office:value="0.0805369539061949" calcext:value-type="float">
            <text:p>0.0805369539061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7:48:28</text:p>
          </table:table-cell>
          <table:table-cell table:style-name="Default" office:value-type="float" office:value="28110.0316767693" calcext:value-type="float">
            <text:p>28110.0316767693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ST-MDF*</text:p>
          </table:table-cell>
          <table:table-cell table:style-name="ce17" office:value-type="string" calcext:value-type="string">
            <text:p>ST_MDF_star_nx04_ny04_sh04_Nadam_mse_ep050</text:p>
          </table:table-cell>
          <table:table-cell table:style-name="ce17"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3"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[0.108 0.108 0.11 <text:s/>0.112]</text:p>
          </table:table-cell>
          <table:table-cell table:style-name="ce17" office:value-type="float" office:value="0.109464647218923" calcext:value-type="float">
            <text:p>0.109464647218923</text:p>
          </table:table-cell>
          <table:table-cell table:style-name="ce17" office:value-type="string" calcext:value-type="string">
            <text:p>[0.038 0.038 0.038 0.039]</text:p>
          </table:table-cell>
          <table:table-cell table:style-name="ce17" office:value-type="float" office:value="0.0383384874624047" calcext:value-type="float">
            <text:p>0.038338487462405</text:p>
          </table:table-cell>
          <table:table-cell table:style-name="ce17" office:value-type="string" calcext:value-type="string">
            <text:p>[0.146 0.147 0.15 <text:s/>0.153]</text:p>
          </table:table-cell>
          <table:table-cell table:style-name="ce17" office:value-type="float" office:value="0.149136328611152" calcext:value-type="float">
            <text:p>0.149136328611152</text:p>
          </table:table-cell>
          <table:table-cell table:style-name="ce17" office:value-type="string" calcext:value-type="string">
            <text:p>[0.085 0.086 0.086 0.086]</text:p>
          </table:table-cell>
          <table:table-cell table:style-name="ce17" office:value-type="float" office:value="0.085864556626811" calcext:value-type="float">
            <text:p>0.08586455662681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mse</text:p>
          </table:table-cell>
          <table:table-cell table:style-name="ce17" office:value-type="string" calcext:value-type="string">
            <text:p>Nadam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 days and 07:34:32</text:p>
          </table:table-cell>
          <table:table-cell table:style-name="ce21" office:value-type="float" office:value="27276.4661433697" calcext:value-type="float">
            <text:p>27276.4661433697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ST_MDF_star_nx04_ny08_sh04_Nadam_mse_ep05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.117 0.116 0.115 0.115 0.116 0.118 0.121 0.123]</text:p>
          </table:table-cell>
          <table:table-cell office:value-type="float" office:value="0.117714884084261" calcext:value-type="float">
            <text:p>0.117714884084261</text:p>
          </table:table-cell>
          <table:table-cell office:value-type="string" calcext:value-type="string">
            <text:p>[0.038 0.038 0.038 0.038 0.039 0.039 0.039 0.039]</text:p>
          </table:table-cell>
          <table:table-cell office:value-type="float" office:value="0.0384841265149428" calcext:value-type="float">
            <text:p>0.038484126514943</text:p>
          </table:table-cell>
          <table:table-cell office:value-type="string" calcext:value-type="string">
            <text:p>[0.154 0.153 0.153 0.154 0.156 0.158 0.162 0.166]</text:p>
          </table:table-cell>
          <table:table-cell office:value-type="float" office:value="0.157013305450732" calcext:value-type="float">
            <text:p>0.157013305450732</text:p>
          </table:table-cell>
          <table:table-cell office:value-type="string" calcext:value-type="string">
            <text:p>[0.085 0.085 0.086 0.086 0.086 0.086 0.086 0.087]</text:p>
          </table:table-cell>
          <table:table-cell office:value-type="float" office:value="0.0859666989608761" calcext:value-type="float">
            <text:p>0.0859666989608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9:40:26</text:p>
          </table:table-cell>
          <table:table-cell office:value-type="float" office:value="34826.0604798794" calcext:value-type="float">
            <text:p>34826.0604798794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ST_MDF_star_nx08_ny04_sh04_Nadam_mse_ep05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[0.107 0.107 0.107 0.109]</text:p>
          </table:table-cell>
          <table:table-cell office:value-type="float" office:value="0.107660816056045" calcext:value-type="float">
            <text:p>0.107660816056045</text:p>
          </table:table-cell>
          <table:table-cell office:value-type="string" calcext:value-type="string">
            <text:p>[0.038 0.038 0.038 0.039]</text:p>
          </table:table-cell>
          <table:table-cell office:value-type="float" office:value="0.0383126556658908" calcext:value-type="float">
            <text:p>0.038312655665891</text:p>
          </table:table-cell>
          <table:table-cell office:value-type="string" calcext:value-type="string">
            <text:p>[0.145 0.145 0.147 0.15 ]</text:p>
          </table:table-cell>
          <table:table-cell office:value-type="float" office:value="0.146518503543904" calcext:value-type="float">
            <text:p>0.146518503543904</text:p>
          </table:table-cell>
          <table:table-cell office:value-type="string" calcext:value-type="string">
            <text:p>[0.085 0.086 0.086 0.086]</text:p>
          </table:table-cell>
          <table:table-cell office:value-type="float" office:value="0.0857745307585159" calcext:value-type="float">
            <text:p>0.0857745307585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13:05:00</text:p>
          </table:table-cell>
          <table:table-cell office:value-type="float" office:value="47104.1487798691" calcext:value-type="float">
            <text:p>47104.1487798691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ST_MDF_star_nx08_ny08_sh04_Nadam_mse_ep05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.115 0.114 0.113 0.112 0.113 0.115 0.117 0.12 ]</text:p>
          </table:table-cell>
          <table:table-cell office:value-type="float" office:value="0.114968192475782" calcext:value-type="float">
            <text:p>0.114968192475782</text:p>
          </table:table-cell>
          <table:table-cell office:value-type="string" calcext:value-type="string">
            <text:p>[0.038 0.038 0.038 0.039 0.039 0.039 0.039 0.039]</text:p>
          </table:table-cell>
          <table:table-cell office:value-type="float" office:value="0.0386553913149905" calcext:value-type="float">
            <text:p>0.038655391314991</text:p>
          </table:table-cell>
          <table:table-cell office:value-type="string" calcext:value-type="string">
            <text:p>[0.153 0.151 0.15 <text:s/>0.151 0.152 0.155 0.158 0.162]</text:p>
          </table:table-cell>
          <table:table-cell office:value-type="float" office:value="0.154047643067985" calcext:value-type="float">
            <text:p>0.154047643067985</text:p>
          </table:table-cell>
          <table:table-cell office:value-type="string" calcext:value-type="string">
            <text:p>[0.085 0.085 0.086 0.086 0.086 0.086 0.086 0.087]</text:p>
          </table:table-cell>
          <table:table-cell office:value-type="float" office:value="0.0859062762971526" calcext:value-type="float">
            <text:p>0.0859062762971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14:51:57</text:p>
          </table:table-cell>
          <table:table-cell office:value-type="float" office:value="53518.1068503857" calcext:value-type="float">
            <text:p>53518.1068503857</text:p>
          </table:table-cell>
        </table:table-row>
        <table:table-row table:style-name="ro1">
          <table:covered-table-cell table:style-name="ce7"/>
          <table:table-cell table:style-name="ce18" office:value-type="string" calcext:value-type="string">
            <text:p>ST_MDF_star_nx08_ny08_sh08_RMSprop_mse_ep050</text:p>
          </table:table-cell>
          <table:table-cell table:style-name="ce18" office:value-type="string" calcext:value-type="string">
            <text:p>Normalized abs. trip counts map 90x60 [-]</text:p>
          </table:table-cell>
          <table:table-cell table:style-name="ce18" office:value-type="string" calcext:value-type="string">
            <text:p>15min</text:p>
          </table:table-cell>
          <table:table-cell table:number-columns-repeated="3"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[0.121 0.119 0.117 0.117 0.117 0.118 0.12 <text:s/>0.123]</text:p>
          </table:table-cell>
          <table:table-cell table:style-name="ce18" office:value-type="float" office:value="0.118894310858986" calcext:value-type="float">
            <text:p>0.118894310858986</text:p>
          </table:table-cell>
          <table:table-cell table:style-name="ce18" office:value-type="string" calcext:value-type="string">
            <text:p>[0.039 0.039 0.039 0.039 0.039 0.039 0.039 0.039]</text:p>
          </table:table-cell>
          <table:table-cell table:style-name="ce18" office:value-type="float" office:value="0.0391264182643213" calcext:value-type="float">
            <text:p>0.039126418264321</text:p>
          </table:table-cell>
          <table:table-cell table:style-name="ce18" office:value-type="string" calcext:value-type="string">
            <text:p>[0.162 0.16 <text:s/>0.158 0.158 0.158 0.16 <text:s/>0.162 0.165]</text:p>
          </table:table-cell>
          <table:table-cell table:style-name="ce18" office:value-type="float" office:value="0.160406900978722" calcext:value-type="float">
            <text:p>0.160406900978722</text:p>
          </table:table-cell>
          <table:table-cell table:style-name="ce18" office:value-type="string" calcext:value-type="string">
            <text:p>[0.087 0.087 0.087 0.087 0.087 0.087 0.088 0.088]</text:p>
          </table:table-cell>
          <table:table-cell table:style-name="ce18" office:value-type="float" office:value="0.0873266109092603" calcext:value-type="float">
            <text:p>0.08732661090926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mse</text:p>
          </table:table-cell>
          <table:table-cell table:style-name="ce18" office:value-type="string" calcext:value-type="string">
            <text:p>RMSprop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0 days and 14:43:34</text:p>
          </table:table-cell>
          <table:table-cell table:style-name="ce23" office:value-type="float" office:value="53014.7679321766" calcext:value-type="float">
            <text:p>53014.767932176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4">
            <text:p>Experiment 1:</text:p>
            <text:p>Optimizer x loss comparison</text:p>
          </table:table-cell>
          <table:table-cell table:style-name="ce17" office:value-type="string" calcext:value-type="string">
            <text:p>ST_MDF_star_ts04_Adadelta_mae</text:p>
          </table:table-cell>
          <table:table-cell table:style-name="ce17"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0.222 0.22 <text:s/>0.218 0.22 ]</text:p>
          </table:table-cell>
          <table:table-cell table:style-name="ce17" office:value-type="float" office:value="0.220036252463435" calcext:value-type="float">
            <text:p>0.220036252463435</text:p>
          </table:table-cell>
          <table:table-cell table:style-name="ce17" office:value-type="string" calcext:value-type="string">
            <text:p>[0.07 <text:s/>0.068 0.075 0.067]</text:p>
          </table:table-cell>
          <table:table-cell table:style-name="ce17" office:value-type="float" office:value="0.0698451951178695" calcext:value-type="float">
            <text:p>0.06984519511787</text:p>
          </table:table-cell>
          <table:table-cell table:style-name="ce17" office:value-type="string" calcext:value-type="string">
            <text:p>[0.302 0.301 0.298 0.3 <text:s/>]</text:p>
          </table:table-cell>
          <table:table-cell table:style-name="ce17" office:value-type="float" office:value="0.300296649588453" calcext:value-type="float">
            <text:p>0.300296649588453</text:p>
          </table:table-cell>
          <table:table-cell table:style-name="ce17" office:value-type="string" calcext:value-type="string">
            <text:p>[0.109 0.107 0.114 0.107]</text:p>
          </table:table-cell>
          <table:table-cell table:style-name="ce17" office:value-type="float" office:value="0.109389835932095" calcext:value-type="float">
            <text:p>0.10938983593209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mae</text:p>
          </table:table-cell>
          <table:table-cell table:style-name="ce17" office:value-type="string" calcext:value-type="string">
            <text:p>Adadelta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 days and 02:31:46</text:p>
          </table:table-cell>
          <table:table-cell table:style-name="ce21" office:value-type="float" office:value="9108.00389122963" calcext:value-type="float">
            <text:p>9108.00389122963</text:p>
          </table:table-cell>
        </table:table-row>
        <table:table-row table:style-name="ro1">
          <table:covered-table-cell/>
          <table:table-cell office:value-type="string" calcext:value-type="string">
            <text:p>ST_MDF_star_ts04_Adadelta_ms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18 0.218 0.212 0.22 ]</text:p>
          </table:table-cell>
          <table:table-cell office:value-type="float" office:value="0.216920750569052" calcext:value-type="float">
            <text:p>0.216920750569052</text:p>
          </table:table-cell>
          <table:table-cell office:value-type="string" calcext:value-type="string">
            <text:p>[0.071 0.066 0.068 0.069]</text:p>
          </table:table-cell>
          <table:table-cell office:value-type="float" office:value="0.068488706814154" calcext:value-type="float">
            <text:p>0.068488706814154</text:p>
          </table:table-cell>
          <table:table-cell office:value-type="string" calcext:value-type="string">
            <text:p>[0.297 0.298 0.294 0.3 <text:s/>]</text:p>
          </table:table-cell>
          <table:table-cell office:value-type="float" office:value="0.296933381352679" calcext:value-type="float">
            <text:p>0.296933381352679</text:p>
          </table:table-cell>
          <table:table-cell office:value-type="string" calcext:value-type="string">
            <text:p>[0.11 <text:s/>0.105 0.107 0.108]</text:p>
          </table:table-cell>
          <table:table-cell office:value-type="float" office:value="0.10783415861294" calcext:value-type="float">
            <text:p>0.107834158612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1:40</text:p>
          </table:table-cell>
          <table:table-cell office:value-type="float" office:value="9100.50165867806" calcext:value-type="float">
            <text:p>9100.50165867806</text:p>
          </table:table-cell>
        </table:table-row>
        <table:table-row table:style-name="ro1">
          <table:covered-table-cell/>
          <table:table-cell office:value-type="string" calcext:value-type="string">
            <text:p>ST_MDF_star_ts04_Adadelta_msl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56 0.254 0.26 <text:s/>0.258]</text:p>
          </table:table-cell>
          <table:table-cell office:value-type="float" office:value="0.256983275293379" calcext:value-type="float">
            <text:p>0.256983275293379</text:p>
          </table:table-cell>
          <table:table-cell office:value-type="string" calcext:value-type="string">
            <text:p>[0.089 0.09 <text:s/>0.089 0.088]</text:p>
          </table:table-cell>
          <table:table-cell office:value-type="float" office:value="0.089260938861891" calcext:value-type="float">
            <text:p>0.089260938861891</text:p>
          </table:table-cell>
          <table:table-cell office:value-type="string" calcext:value-type="string">
            <text:p>[0.332 0.329 0.334 0.333]</text:p>
          </table:table-cell>
          <table:table-cell office:value-type="float" office:value="0.332225633883362" calcext:value-type="float">
            <text:p>0.332225633883362</text:p>
          </table:table-cell>
          <table:table-cell office:value-type="string" calcext:value-type="string">
            <text:p>[0.129 0.13 <text:s/>0.128 0.128]</text:p>
          </table:table-cell>
          <table:table-cell office:value-type="float" office:value="0.128810895293106" calcext:value-type="float">
            <text:p>0.128810895293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le</text:p>
          </table:table-cell>
          <table:table-cell office:value-type="string" calcext:value-type="string">
            <text:p>Adadel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3:41</text:p>
          </table:table-cell>
          <table:table-cell office:value-type="float" office:value="9221.77762031555" calcext:value-type="float">
            <text:p>9221.77762031555</text:p>
          </table:table-cell>
        </table:table-row>
        <table:table-row table:style-name="ro1">
          <table:covered-table-cell/>
          <table:table-cell office:value-type="string" calcext:value-type="string">
            <text:p>ST_MDF_star_ts04_Adagrad_ma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17 0.217 0.221 0.216]</text:p>
          </table:table-cell>
          <table:table-cell office:value-type="float" office:value="0.217594727469613" calcext:value-type="float">
            <text:p>0.217594727469613</text:p>
          </table:table-cell>
          <table:table-cell office:value-type="string" calcext:value-type="string">
            <text:p>[0.062 0.062 0.065 0.061]</text:p>
          </table:table-cell>
          <table:table-cell office:value-type="float" office:value="0.0622258722283301" calcext:value-type="float">
            <text:p>0.06222587222833</text:p>
          </table:table-cell>
          <table:table-cell office:value-type="string" calcext:value-type="string">
            <text:p>[0.295 0.296 0.302 0.293]</text:p>
          </table:table-cell>
          <table:table-cell office:value-type="float" office:value="0.296595409355468" calcext:value-type="float">
            <text:p>0.296595409355468</text:p>
          </table:table-cell>
          <table:table-cell office:value-type="string" calcext:value-type="string">
            <text:p>[0.102 0.102 0.105 0.101]</text:p>
          </table:table-cell>
          <table:table-cell office:value-type="float" office:value="0.102523068721004" calcext:value-type="float">
            <text:p>0.102523068721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Adagr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1:35</text:p>
          </table:table-cell>
          <table:table-cell office:value-type="float" office:value="9097.07559704781" calcext:value-type="float">
            <text:p>9097.07559704781</text:p>
          </table:table-cell>
        </table:table-row>
        <table:table-row table:style-name="ro1">
          <table:covered-table-cell/>
          <table:table-cell office:value-type="string" calcext:value-type="string">
            <text:p>ST_MDF_star_ts04_Adagrad_ms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18 0.214 0.216 0.215]</text:p>
          </table:table-cell>
          <table:table-cell office:value-type="float" office:value="0.215852972045208" calcext:value-type="float">
            <text:p>0.215852972045208</text:p>
          </table:table-cell>
          <table:table-cell office:value-type="string" calcext:value-type="string">
            <text:p>[0.066 0.064 0.068 0.071]</text:p>
          </table:table-cell>
          <table:table-cell office:value-type="float" office:value="0.0673056618409728" calcext:value-type="float">
            <text:p>0.067305661840973</text:p>
          </table:table-cell>
          <table:table-cell office:value-type="string" calcext:value-type="string">
            <text:p>[0.297 0.294 0.295 0.297]</text:p>
          </table:table-cell>
          <table:table-cell office:value-type="float" office:value="0.295804694370617" calcext:value-type="float">
            <text:p>0.295804694370617</text:p>
          </table:table-cell>
          <table:table-cell office:value-type="string" calcext:value-type="string">
            <text:p>[0.106 0.105 0.108 0.11 ]</text:p>
          </table:table-cell>
          <table:table-cell office:value-type="float" office:value="0.107109668717023" calcext:value-type="float">
            <text:p>0.1071096687170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gr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1:17</text:p>
          </table:table-cell>
          <table:table-cell office:value-type="float" office:value="9077.26607680321" calcext:value-type="float">
            <text:p>9077.26607680321</text:p>
          </table:table-cell>
        </table:table-row>
        <table:table-row table:style-name="ro1">
          <table:covered-table-cell/>
          <table:table-cell office:value-type="string" calcext:value-type="string">
            <text:p>ST_MDF_star_ts04_Adagrad_msl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92 0.289 0.293 0.291]</text:p>
          </table:table-cell>
          <table:table-cell office:value-type="float" office:value="0.29134861110706" calcext:value-type="float">
            <text:p>0.29134861110706</text:p>
          </table:table-cell>
          <table:table-cell office:value-type="string" calcext:value-type="string">
            <text:p>[0.115 0.116 0.117 0.117]</text:p>
          </table:table-cell>
          <table:table-cell office:value-type="float" office:value="0.116030198610633" calcext:value-type="float">
            <text:p>0.116030198610633</text:p>
          </table:table-cell>
          <table:table-cell office:value-type="string" calcext:value-type="string">
            <text:p>[0.363 0.36 <text:s/>0.365 0.365]</text:p>
          </table:table-cell>
          <table:table-cell office:value-type="float" office:value="0.363305985014953" calcext:value-type="float">
            <text:p>0.363305985014953</text:p>
          </table:table-cell>
          <table:table-cell office:value-type="string" calcext:value-type="string">
            <text:p>[0.15 <text:s/>0.151 0.153 0.154]</text:p>
          </table:table-cell>
          <table:table-cell office:value-type="float" office:value="0.152065428354195" calcext:value-type="float">
            <text:p>0.1520654283541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le</text:p>
          </table:table-cell>
          <table:table-cell office:value-type="string" calcext:value-type="string">
            <text:p>Adagr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2:58</text:p>
          </table:table-cell>
          <table:table-cell office:value-type="float" office:value="9176.44274759293" calcext:value-type="float">
            <text:p>9176.44274759293</text:p>
          </table:table-cell>
        </table:table-row>
        <table:table-row table:style-name="ro1">
          <table:covered-table-cell/>
          <table:table-cell office:value-type="string" calcext:value-type="string">
            <text:p>ST_MDF_star_ts04_Adam_ma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118 0.118 0.118 0.119]</text:p>
          </table:table-cell>
          <table:table-cell office:value-type="float" office:value="0.118194530742557" calcext:value-type="float">
            <text:p>0.118194530742557</text:p>
          </table:table-cell>
          <table:table-cell office:value-type="string" calcext:value-type="string">
            <text:p>[0.04 0.04 0.04 0.04]</text:p>
          </table:table-cell>
          <table:table-cell office:value-type="float" office:value="0.040205234404519" calcext:value-type="float">
            <text:p>0.040205234404519</text:p>
          </table:table-cell>
          <table:table-cell office:value-type="string" calcext:value-type="string">
            <text:p>[0.166 0.167 0.168 0.171]</text:p>
          </table:table-cell>
          <table:table-cell office:value-type="float" office:value="0.167840426298189" calcext:value-type="float">
            <text:p>0.167840426298189</text:p>
          </table:table-cell>
          <table:table-cell office:value-type="string" calcext:value-type="string">
            <text:p>[0.09 <text:s/>0.09 <text:s/>0.09 <text:s/>0.091]</text:p>
          </table:table-cell>
          <table:table-cell office:value-type="float" office:value="0.0904785117774291" calcext:value-type="float">
            <text:p>0.0904785117774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1:40</text:p>
          </table:table-cell>
          <table:table-cell office:value-type="float" office:value="9100.03259468079" calcext:value-type="float">
            <text:p>9100.03259468079</text:p>
          </table:table-cell>
        </table:table-row>
        <table:table-row table:style-name="ro1">
          <table:covered-table-cell/>
          <table:table-cell office:value-type="string" calcext:value-type="string">
            <text:p>ST_MDF_star_ts04_Adam_ms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11 <text:s/>0.109 0.109 0.111]</text:p>
          </table:table-cell>
          <table:table-cell office:value-type="float" office:value="0.109702722963686" calcext:value-type="float">
            <text:p>0.109702722963686</text:p>
          </table:table-cell>
          <table:table-cell office:value-type="string" calcext:value-type="string">
            <text:p>[0.038 0.038 0.038 0.038]</text:p>
          </table:table-cell>
          <table:table-cell office:value-type="float" office:value="0.0382271623819391" calcext:value-type="float">
            <text:p>0.038227162381939</text:p>
          </table:table-cell>
          <table:table-cell office:value-type="string" calcext:value-type="string">
            <text:p>[0.149 0.149 0.151 0.153]</text:p>
          </table:table-cell>
          <table:table-cell office:value-type="float" office:value="0.150366717129303" calcext:value-type="float">
            <text:p>0.150366717129303</text:p>
          </table:table-cell>
          <table:table-cell office:value-type="string" calcext:value-type="string">
            <text:p>[0.085 0.085 0.086 0.086]</text:p>
          </table:table-cell>
          <table:table-cell office:value-type="float" office:value="0.0854958320891013" calcext:value-type="float">
            <text:p>0.085495832089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1:34</text:p>
          </table:table-cell>
          <table:table-cell office:value-type="float" office:value="9094.38283777237" calcext:value-type="float">
            <text:p>9094.38283777237</text:p>
          </table:table-cell>
        </table:table-row>
        <table:table-row table:style-name="ro1">
          <table:covered-table-cell/>
          <table:table-cell office:value-type="string" calcext:value-type="string">
            <text:p>ST_MDF_star_ts04_Adam_msl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197 0.197 0.197 0.198]</text:p>
          </table:table-cell>
          <table:table-cell office:value-type="float" office:value="0.197323910297927" calcext:value-type="float">
            <text:p>0.197323910297927</text:p>
          </table:table-cell>
          <table:table-cell office:value-type="string" calcext:value-type="string">
            <text:p>[0.34 <text:s/>0.346 0.342 0.342]</text:p>
          </table:table-cell>
          <table:table-cell office:value-type="float" office:value="0.342494845984492" calcext:value-type="float">
            <text:p>0.342494845984492</text:p>
          </table:table-cell>
          <table:table-cell office:value-type="string" calcext:value-type="string">
            <text:p>[0.241 0.24 <text:s/>0.242 0.244]</text:p>
          </table:table-cell>
          <table:table-cell office:value-type="float" office:value="0.241629492253772" calcext:value-type="float">
            <text:p>0.241629492253772</text:p>
          </table:table-cell>
          <table:table-cell office:value-type="string" calcext:value-type="string">
            <text:p>[0.367 0.371 0.369 0.37 ]</text:p>
          </table:table-cell>
          <table:table-cell office:value-type="float" office:value="0.369451482123673" calcext:value-type="float">
            <text:p>0.3694514821236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le</text:p>
          </table:table-cell>
          <table:table-cell office:value-type="string" calcext:value-type="string">
            <text:p>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3:45</text:p>
          </table:table-cell>
          <table:table-cell office:value-type="float" office:value="9225.0167491436" calcext:value-type="float">
            <text:p>9225.0167491436</text:p>
          </table:table-cell>
        </table:table-row>
        <table:table-row table:style-name="ro1">
          <table:covered-table-cell/>
          <table:table-cell office:value-type="string" calcext:value-type="string">
            <text:p>ST_MDF_star_ts04_Adamax_ma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132 0.132 0.132 0.133]</text:p>
          </table:table-cell>
          <table:table-cell office:value-type="float" office:value="0.132287971611951" calcext:value-type="float">
            <text:p>0.132287971611951</text:p>
          </table:table-cell>
          <table:table-cell office:value-type="string" calcext:value-type="string">
            <text:p>[0.04 <text:s/>0.041 0.041 0.041]</text:p>
          </table:table-cell>
          <table:table-cell office:value-type="float" office:value="0.0404900271471743" calcext:value-type="float">
            <text:p>0.040490027147174</text:p>
          </table:table-cell>
          <table:table-cell office:value-type="string" calcext:value-type="string">
            <text:p>[0.188 0.188 0.189 0.191]</text:p>
          </table:table-cell>
          <table:table-cell office:value-type="float" office:value="0.18914251276661" calcext:value-type="float">
            <text:p>0.18914251276661</text:p>
          </table:table-cell>
          <table:table-cell office:value-type="string" calcext:value-type="string">
            <text:p>[0.09 <text:s/>0.091 0.091 0.091]</text:p>
          </table:table-cell>
          <table:table-cell office:value-type="float" office:value="0.0906518957106687" calcext:value-type="float">
            <text:p>0.0906518957106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Ada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2:01</text:p>
          </table:table-cell>
          <table:table-cell office:value-type="float" office:value="9121.27271819115" calcext:value-type="float">
            <text:p>9121.27271819115</text:p>
          </table:table-cell>
        </table:table-row>
        <table:table-row table:style-name="ro1">
          <table:covered-table-cell/>
          <table:table-cell office:value-type="string" calcext:value-type="string">
            <text:p>ST_MDF_star_ts04_Adamax_ms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111 0.11 <text:s/>0.11 <text:s/>0.111]</text:p>
          </table:table-cell>
          <table:table-cell office:value-type="float" office:value="0.110284706885129" calcext:value-type="float">
            <text:p>0.110284706885129</text:p>
          </table:table-cell>
          <table:table-cell office:value-type="string" calcext:value-type="string">
            <text:p>[0.038 0.039 0.039 0.039]</text:p>
          </table:table-cell>
          <table:table-cell office:value-type="float" office:value="0.0386779472267387" calcext:value-type="float">
            <text:p>0.038677947226739</text:p>
          </table:table-cell>
          <table:table-cell office:value-type="string" calcext:value-type="string">
            <text:p>[0.15 <text:s/>0.151 0.152 0.154]</text:p>
          </table:table-cell>
          <table:table-cell office:value-type="float" office:value="0.151896046865987" calcext:value-type="float">
            <text:p>0.151896046865987</text:p>
          </table:table-cell>
          <table:table-cell office:value-type="string" calcext:value-type="string">
            <text:p>[0.085 0.086 0.086 0.086]</text:p>
          </table:table-cell>
          <table:table-cell office:value-type="float" office:value="0.0858421265546754" calcext:value-type="float">
            <text:p>0.0858421265546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1:05</text:p>
          </table:table-cell>
          <table:table-cell office:value-type="float" office:value="9064.92892122269" calcext:value-type="float">
            <text:p>9064.92892122269</text:p>
          </table:table-cell>
        </table:table-row>
        <table:table-row table:style-name="ro1">
          <table:covered-table-cell/>
          <table:table-cell office:value-type="string" calcext:value-type="string">
            <text:p>ST_MDF_star_ts04_Adamax_msl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169 0.168 0.168 0.169]</text:p>
          </table:table-cell>
          <table:table-cell office:value-type="float" office:value="0.168629265292307" calcext:value-type="float">
            <text:p>0.168629265292307</text:p>
          </table:table-cell>
          <table:table-cell office:value-type="string" calcext:value-type="string">
            <text:p>[0.298 0.289 0.308 0.291]</text:p>
          </table:table-cell>
          <table:table-cell office:value-type="float" office:value="0.296569827903302" calcext:value-type="float">
            <text:p>0.296569827903302</text:p>
          </table:table-cell>
          <table:table-cell office:value-type="string" calcext:value-type="string">
            <text:p>[0.213 0.213 0.214 0.216]</text:p>
          </table:table-cell>
          <table:table-cell office:value-type="float" office:value="0.213853442014692" calcext:value-type="float">
            <text:p>0.213853442014692</text:p>
          </table:table-cell>
          <table:table-cell office:value-type="string" calcext:value-type="string">
            <text:p>[0.326 0.314 0.335 0.321]</text:p>
          </table:table-cell>
          <table:table-cell office:value-type="float" office:value="0.323888280348792" calcext:value-type="float">
            <text:p>0.3238882803487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le</text:p>
          </table:table-cell>
          <table:table-cell office:value-type="string" calcext:value-type="string">
            <text:p>Ada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3:37</text:p>
          </table:table-cell>
          <table:table-cell office:value-type="float" office:value="9217.80708241463" calcext:value-type="float">
            <text:p>9217.80708241463</text:p>
          </table:table-cell>
        </table:table-row>
        <table:table-row table:style-name="ro1">
          <table:covered-table-cell/>
          <table:table-cell office:value-type="string" calcext:value-type="string">
            <text:p>ST_MDF_star_ts04_Ftrl_ma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12 0.212 0.212 0.212]</text:p>
          </table:table-cell>
          <table:table-cell office:value-type="float" office:value="0.212178137892877" calcext:value-type="float">
            <text:p>0.212178137892877</text:p>
          </table:table-cell>
          <table:table-cell office:value-type="string" calcext:value-type="string">
            <text:p>[0.04 0.04 0.04 0.04]</text:p>
          </table:table-cell>
          <table:table-cell office:value-type="float" office:value="0.0402225538102064" calcext:value-type="float">
            <text:p>0.040222553810206</text:p>
          </table:table-cell>
          <table:table-cell office:value-type="string" calcext:value-type="string">
            <text:p>[0.293 0.293 0.293 0.293]</text:p>
          </table:table-cell>
          <table:table-cell office:value-type="float" office:value="0.293078913725062" calcext:value-type="float">
            <text:p>0.293078913725062</text:p>
          </table:table-cell>
          <table:table-cell office:value-type="string" calcext:value-type="string">
            <text:p>[0.091 0.091 0.091 0.091]</text:p>
          </table:table-cell>
          <table:table-cell office:value-type="float" office:value="0.0905856304241994" calcext:value-type="float">
            <text:p>0.0905856304241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Ftr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28:44</text:p>
          </table:table-cell>
          <table:table-cell office:value-type="float" office:value="8924.42760872841" calcext:value-type="float">
            <text:p>8924.42760872841</text:p>
          </table:table-cell>
        </table:table-row>
        <table:table-row table:style-name="ro1">
          <table:covered-table-cell/>
          <table:table-cell office:value-type="string" calcext:value-type="string">
            <text:p>ST_MDF_star_ts04_Ftrl_ms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07 0.207 0.207 0.207]</text:p>
          </table:table-cell>
          <table:table-cell office:value-type="float" office:value="0.206695474743471" calcext:value-type="float">
            <text:p>0.206695474743471</text:p>
          </table:table-cell>
          <table:table-cell office:value-type="string" calcext:value-type="string">
            <text:p>[0.041 0.041 0.041 0.041]</text:p>
          </table:table-cell>
          <table:table-cell office:value-type="float" office:value="0.040731263939873" calcext:value-type="float">
            <text:p>0.040731263939873</text:p>
          </table:table-cell>
          <table:table-cell office:value-type="string" calcext:value-type="string">
            <text:p>[0.286 0.286 0.286 0.286]</text:p>
          </table:table-cell>
          <table:table-cell office:value-type="float" office:value="0.286365831099476" calcext:value-type="float">
            <text:p>0.286365831099476</text:p>
          </table:table-cell>
          <table:table-cell office:value-type="string" calcext:value-type="string">
            <text:p>[0.09 0.09 0.09 0.09]</text:p>
          </table:table-cell>
          <table:table-cell office:value-type="float" office:value="0.0900331296068114" calcext:value-type="float">
            <text:p>0.0900331296068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Ftr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2:24</text:p>
          </table:table-cell>
          <table:table-cell office:value-type="float" office:value="9146.00441527367" calcext:value-type="float">
            <text:p>9146.00441527367</text:p>
          </table:table-cell>
        </table:table-row>
        <table:table-row table:style-name="ro1">
          <table:covered-table-cell/>
          <table:table-cell office:value-type="string" calcext:value-type="string">
            <text:p>ST_MDF_star_ts04_Ftrl_msl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12 0.212 0.212 0.212]</text:p>
          </table:table-cell>
          <table:table-cell office:value-type="float" office:value="0.212253133476153" calcext:value-type="float">
            <text:p>0.212253133476153</text:p>
          </table:table-cell>
          <table:table-cell office:value-type="string" calcext:value-type="string">
            <text:p>[0.04 0.04 0.04 0.04]</text:p>
          </table:table-cell>
          <table:table-cell office:value-type="float" office:value="0.0402369228605313" calcext:value-type="float">
            <text:p>0.040236922860531</text:p>
          </table:table-cell>
          <table:table-cell office:value-type="string" calcext:value-type="string">
            <text:p>[0.293 0.293 0.293 0.293]</text:p>
          </table:table-cell>
          <table:table-cell office:value-type="float" office:value="0.293144148453957" calcext:value-type="float">
            <text:p>0.293144148453957</text:p>
          </table:table-cell>
          <table:table-cell office:value-type="string" calcext:value-type="string">
            <text:p>[0.091 0.091 0.091 0.091]</text:p>
          </table:table-cell>
          <table:table-cell office:value-type="float" office:value="0.0905914407021922" calcext:value-type="float">
            <text:p>0.090591440702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le</text:p>
          </table:table-cell>
          <table:table-cell office:value-type="string" calcext:value-type="string">
            <text:p>Ftr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0:12</text:p>
          </table:table-cell>
          <table:table-cell office:value-type="float" office:value="9013.22204208374" calcext:value-type="float">
            <text:p>9013.22204208374</text:p>
          </table:table-cell>
        </table:table-row>
        <table:table-row table:style-name="ro1">
          <table:covered-table-cell/>
          <table:table-cell office:value-type="string" calcext:value-type="string">
            <text:p>ST_MDF_star_ts04_Nadam_ma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135 0.135 0.135 0.136]</text:p>
          </table:table-cell>
          <table:table-cell office:value-type="float" office:value="0.135406550753965" calcext:value-type="float">
            <text:p>0.135406550753965</text:p>
          </table:table-cell>
          <table:table-cell office:value-type="string" calcext:value-type="string">
            <text:p>[0.04 0.04 0.04 0.04]</text:p>
          </table:table-cell>
          <table:table-cell office:value-type="float" office:value="0.0404216348493226" calcext:value-type="float">
            <text:p>0.040421634849323</text:p>
          </table:table-cell>
          <table:table-cell office:value-type="string" calcext:value-type="string">
            <text:p>[0.192 0.192 0.193 0.194]</text:p>
          </table:table-cell>
          <table:table-cell office:value-type="float" office:value="0.192707453885949" calcext:value-type="float">
            <text:p>0.192707453885949</text:p>
          </table:table-cell>
          <table:table-cell office:value-type="string" calcext:value-type="string">
            <text:p>[0.091 0.091 0.091 0.091]</text:p>
          </table:table-cell>
          <table:table-cell office:value-type="float" office:value="0.0906865701221722" calcext:value-type="float">
            <text:p>0.0906865701221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1:54</text:p>
          </table:table-cell>
          <table:table-cell office:value-type="float" office:value="9113.86609435082" calcext:value-type="float">
            <text:p>9113.86609435082</text:p>
          </table:table-cell>
        </table:table-row>
        <table:table-row table:style-name="ro1">
          <table:covered-table-cell/>
          <table:table-cell office:value-type="string" calcext:value-type="string">
            <text:p>ST_MDF_star_ts04_Nadam_ms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106 0.105 0.105 0.106]</text:p>
          </table:table-cell>
          <table:table-cell office:value-type="float" office:value="0.105515695609058" calcext:value-type="float">
            <text:p>0.105515695609058</text:p>
          </table:table-cell>
          <table:table-cell office:value-type="string" calcext:value-type="string">
            <text:p>[0.038 0.038 0.039 0.039]</text:p>
          </table:table-cell>
          <table:table-cell office:value-type="float" office:value="0.0385017813772731" calcext:value-type="float">
            <text:p>0.038501781377273</text:p>
          </table:table-cell>
          <table:table-cell office:value-type="string" calcext:value-type="string">
            <text:p>[0.144 0.145 0.146 0.149]</text:p>
          </table:table-cell>
          <table:table-cell office:value-type="float" office:value="0.146122114790764" calcext:value-type="float">
            <text:p>0.146122114790764</text:p>
          </table:table-cell>
          <table:table-cell office:value-type="string" calcext:value-type="string">
            <text:p>[0.086 0.086 0.086 0.087]</text:p>
          </table:table-cell>
          <table:table-cell office:value-type="float" office:value="0.0860931856293499" calcext:value-type="float">
            <text:p>0.086093185629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2:01</text:p>
          </table:table-cell>
          <table:table-cell office:value-type="float" office:value="9120.92480111122" calcext:value-type="float">
            <text:p>9120.92480111122</text:p>
          </table:table-cell>
        </table:table-row>
        <table:table-row table:style-name="ro1">
          <table:covered-table-cell/>
          <table:table-cell office:value-type="string" calcext:value-type="string">
            <text:p>ST_MDF_star_ts04_Nadam_msl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187 0.187 0.187 0.188]</text:p>
          </table:table-cell>
          <table:table-cell office:value-type="float" office:value="0.187149202538457" calcext:value-type="float">
            <text:p>0.187149202538457</text:p>
          </table:table-cell>
          <table:table-cell office:value-type="string" calcext:value-type="string">
            <text:p>[0.35 <text:s/>0.35 <text:s/>0.357 0.34 ]</text:p>
          </table:table-cell>
          <table:table-cell office:value-type="float" office:value="0.349331943812787" calcext:value-type="float">
            <text:p>0.349331943812787</text:p>
          </table:table-cell>
          <table:table-cell office:value-type="string" calcext:value-type="string">
            <text:p>[0.231 0.23 <text:s/>0.231 0.233]</text:p>
          </table:table-cell>
          <table:table-cell office:value-type="float" office:value="0.231503554707902" calcext:value-type="float">
            <text:p>0.231503554707902</text:p>
          </table:table-cell>
          <table:table-cell office:value-type="string" calcext:value-type="string">
            <text:p>[0.378 0.379 0.383 0.368]</text:p>
          </table:table-cell>
          <table:table-cell office:value-type="float" office:value="0.37710561616767" calcext:value-type="float">
            <text:p>0.377105616167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l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4:02</text:p>
          </table:table-cell>
          <table:table-cell office:value-type="float" office:value="9244.80574154854" calcext:value-type="float">
            <text:p>9244.80574154854</text:p>
          </table:table-cell>
        </table:table-row>
        <table:table-row table:style-name="ro1">
          <table:covered-table-cell/>
          <table:table-cell office:value-type="string" calcext:value-type="string">
            <text:p>ST_MDF_star_ts04_RMSprop_ma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117 0.117 0.117 0.118]</text:p>
          </table:table-cell>
          <table:table-cell office:value-type="float" office:value="0.117365172448039" calcext:value-type="float">
            <text:p>0.117365172448039</text:p>
          </table:table-cell>
          <table:table-cell office:value-type="string" calcext:value-type="string">
            <text:p>[0.041 0.041 0.041 0.041]</text:p>
          </table:table-cell>
          <table:table-cell office:value-type="float" office:value="0.0413146149506025" calcext:value-type="float">
            <text:p>0.041314614950603</text:p>
          </table:table-cell>
          <table:table-cell office:value-type="string" calcext:value-type="string">
            <text:p>[0.163 0.164 0.165 0.167]</text:p>
          </table:table-cell>
          <table:table-cell office:value-type="float" office:value="0.164849758234918" calcext:value-type="float">
            <text:p>0.164849758234918</text:p>
          </table:table-cell>
          <table:table-cell office:value-type="string" calcext:value-type="string">
            <text:p>[0.089 0.089 0.089 0.089]</text:p>
          </table:table-cell>
          <table:table-cell office:value-type="float" office:value="0.0893888849064235" calcext:value-type="float">
            <text:p>0.0893888849064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p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1:37</text:p>
          </table:table-cell>
          <table:table-cell office:value-type="float" office:value="9096.78606629372" calcext:value-type="float">
            <text:p>9096.78606629372</text:p>
          </table:table-cell>
        </table:table-row>
        <table:table-row table:style-name="ro1">
          <table:covered-table-cell/>
          <table:table-cell office:value-type="string" calcext:value-type="string">
            <text:p>ST_MDF_star_ts04_RMSprop_ms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108 0.107 0.108 0.109]</text:p>
          </table:table-cell>
          <table:table-cell office:value-type="float" office:value="0.10801981243677" calcext:value-type="float">
            <text:p>0.10801981243677</text:p>
          </table:table-cell>
          <table:table-cell office:value-type="string" calcext:value-type="string">
            <text:p>[0.04 0.04 0.04 0.04]</text:p>
          </table:table-cell>
          <table:table-cell office:value-type="float" office:value="0.0397326473537538" calcext:value-type="float">
            <text:p>0.039732647353754</text:p>
          </table:table-cell>
          <table:table-cell office:value-type="string" calcext:value-type="string">
            <text:p>[0.148 0.148 0.15 <text:s/>0.152]</text:p>
          </table:table-cell>
          <table:table-cell office:value-type="float" office:value="0.149580962746131" calcext:value-type="float">
            <text:p>0.149580962746131</text:p>
          </table:table-cell>
          <table:table-cell office:value-type="string" calcext:value-type="string">
            <text:p>[0.087 0.088 0.088 0.088]</text:p>
          </table:table-cell>
          <table:table-cell office:value-type="float" office:value="0.0876390034718284" calcext:value-type="float">
            <text:p>0.0876390034718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p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1:42</text:p>
          </table:table-cell>
          <table:table-cell office:value-type="float" office:value="9102.91873121262" calcext:value-type="float">
            <text:p>9102.91873121262</text:p>
          </table:table-cell>
        </table:table-row>
        <table:table-row table:style-name="ro1">
          <table:covered-table-cell/>
          <table:table-cell table:style-name="ce19" office:value-type="string" calcext:value-type="string">
            <text:p>ST_MDF_star_ts04_RMSprop_msle</text:p>
          </table:table-cell>
          <table:table-cell table:style-name="ce19"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[0.173 0.172 0.173 0.174]</text:p>
          </table:table-cell>
          <table:table-cell table:style-name="ce19" office:value-type="float" office:value="0.173116343233231" calcext:value-type="float">
            <text:p>0.173116343233231</text:p>
          </table:table-cell>
          <table:table-cell table:style-name="ce19" office:value-type="string" calcext:value-type="string">
            <text:p>[0.191 0.192 0.192 0.192]</text:p>
          </table:table-cell>
          <table:table-cell table:style-name="ce19" office:value-type="float" office:value="0.191926369581707" calcext:value-type="float">
            <text:p>0.191926369581707</text:p>
          </table:table-cell>
          <table:table-cell table:style-name="ce19" office:value-type="string" calcext:value-type="string">
            <text:p>[0.218 0.218 0.219 0.222]</text:p>
          </table:table-cell>
          <table:table-cell table:style-name="ce19" office:value-type="float" office:value="0.219128180650089" calcext:value-type="float">
            <text:p>0.219128180650089</text:p>
          </table:table-cell>
          <table:table-cell table:style-name="ce19" office:value-type="string" calcext:value-type="string">
            <text:p>[0.217 0.217 0.218 0.219]</text:p>
          </table:table-cell>
          <table:table-cell table:style-name="ce19" office:value-type="float" office:value="0.217701937255879" calcext:value-type="float">
            <text:p>0.21770193725587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msle</text:p>
          </table:table-cell>
          <table:table-cell table:style-name="ce19" office:value-type="string" calcext:value-type="string">
            <text:p>RMSprop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0 days and 02:33:45</text:p>
          </table:table-cell>
          <table:table-cell office:value-type="float" office:value="9226.00079274178" calcext:value-type="float">
            <text:p>9226.00079274178</text:p>
          </table:table-cell>
        </table:table-row>
        <table:table-row table:style-name="ro1">
          <table:covered-table-cell/>
          <table:table-cell office:value-type="string" calcext:value-type="string">
            <text:p>ST_MDF_star_ts04_SGD_ma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16 0.219 0.216 0.216]</text:p>
          </table:table-cell>
          <table:table-cell office:value-type="float" office:value="0.216689814910788" calcext:value-type="float">
            <text:p>0.216689814910788</text:p>
          </table:table-cell>
          <table:table-cell office:value-type="string" calcext:value-type="string">
            <text:p>[0.051 0.053 0.053 0.05 ]</text:p>
          </table:table-cell>
          <table:table-cell office:value-type="float" office:value="0.0515549166808723" calcext:value-type="float">
            <text:p>0.051554916680872</text:p>
          </table:table-cell>
          <table:table-cell office:value-type="string" calcext:value-type="string">
            <text:p>[0.295 0.299 0.295 0.296]</text:p>
          </table:table-cell>
          <table:table-cell office:value-type="float" office:value="0.296227705819399" calcext:value-type="float">
            <text:p>0.296227705819399</text:p>
          </table:table-cell>
          <table:table-cell office:value-type="string" calcext:value-type="string">
            <text:p>[0.095 0.095 0.096 0.094]</text:p>
          </table:table-cell>
          <table:table-cell office:value-type="float" office:value="0.0948986950704621" calcext:value-type="float">
            <text:p>0.0948986950704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G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1:26</text:p>
          </table:table-cell>
          <table:table-cell office:value-type="float" office:value="9085.82228040695" calcext:value-type="float">
            <text:p>9085.82228040695</text:p>
          </table:table-cell>
        </table:table-row>
        <table:table-row table:style-name="ro1">
          <table:covered-table-cell/>
          <table:table-cell office:value-type="string" calcext:value-type="string">
            <text:p>ST_MDF_star_ts04_SGD_mse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12 0.223 0.215 0.215]</text:p>
          </table:table-cell>
          <table:table-cell office:value-type="float" office:value="0.216221426105789" calcext:value-type="float">
            <text:p>0.216221426105789</text:p>
          </table:table-cell>
          <table:table-cell office:value-type="string" calcext:value-type="string">
            <text:p>[0.068 0.07 <text:s/>0.069 0.062]</text:p>
          </table:table-cell>
          <table:table-cell office:value-type="float" office:value="0.0671038983455333" calcext:value-type="float">
            <text:p>0.067103898345533</text:p>
          </table:table-cell>
          <table:table-cell office:value-type="string" calcext:value-type="string">
            <text:p>[0.29 <text:s/>0.301 0.295 0.292]</text:p>
          </table:table-cell>
          <table:table-cell office:value-type="float" office:value="0.294500161888606" calcext:value-type="float">
            <text:p>0.294500161888606</text:p>
          </table:table-cell>
          <table:table-cell office:value-type="string" calcext:value-type="string">
            <text:p>[0.108 0.109 0.109 0.103]</text:p>
          </table:table-cell>
          <table:table-cell office:value-type="float" office:value="0.107119452321258" calcext:value-type="float">
            <text:p>0.1071194523212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0:53</text:p>
          </table:table-cell>
          <table:table-cell office:value-type="float" office:value="9054.06259226799" calcext:value-type="float">
            <text:p>9054.06259226799</text:p>
          </table:table-cell>
        </table:table-row>
        <table:table-row table:style-name="ro1">
          <table:covered-table-cell/>
          <table:table-cell office:value-type="string" calcext:value-type="string">
            <text:p>ST_MDF_star_ts04_SGD_msle</text:p>
          </table:table-cell>
          <table:table-cell office:value-type="string" calcext:value-type="string">
            <text:p>Normalized abs. trip counts map 90x60 [-]</text:p>
          </table:table-cell>
          <table:table-cell table:style-name="ce18" office:value-type="string" calcext:value-type="string">
            <text:p>15m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339 0.335 0.34 <text:s/>0.336]</text:p>
          </table:table-cell>
          <table:table-cell office:value-type="float" office:value="0.337632723517667" calcext:value-type="float">
            <text:p>0.337632723517667</text:p>
          </table:table-cell>
          <table:table-cell office:value-type="string" calcext:value-type="string">
            <text:p>[0.153 0.154 0.152 0.152]</text:p>
          </table:table-cell>
          <table:table-cell office:value-type="float" office:value="0.152576910536899" calcext:value-type="float">
            <text:p>0.152576910536899</text:p>
          </table:table-cell>
          <table:table-cell office:value-type="string" calcext:value-type="string">
            <text:p>[0.402 0.4 <text:s text:c="2"/>0.407 0.403]</text:p>
          </table:table-cell>
          <table:table-cell office:value-type="float" office:value="0.403059703564521" calcext:value-type="float">
            <text:p>0.403059703564521</text:p>
          </table:table-cell>
          <table:table-cell office:value-type="string" calcext:value-type="string">
            <text:p>[0.184 0.185 0.185 0.184]</text:p>
          </table:table-cell>
          <table:table-cell office:value-type="float" office:value="0.18456186907406" calcext:value-type="float">
            <text:p>0.184561869074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le</text:p>
          </table:table-cell>
          <table:table-cell office:value-type="string" calcext:value-type="string">
            <text:p>SG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2:33:16</text:p>
          </table:table-cell>
          <table:table-cell office:value-type="float" office:value="9196.40212416649" calcext:value-type="float">
            <text:p>9196.4021241664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Experiment 2:</text:p>
            <text:p>n_x comparison</text:p>
          </table:table-cell>
          <table:table-cell table:style-name="ce17" office:value-type="string" calcext:value-type="string">
            <text:p>ST_MDF_star_nx04_ny04_sh04_Nadam_mse_ep050</text:p>
          </table:table-cell>
          <table:table-cell table:style-name="ce17"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3"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[0.108 0.108 0.11 <text:s/>0.112]</text:p>
          </table:table-cell>
          <table:table-cell table:style-name="ce17" office:value-type="float" office:value="0.109464647218923" calcext:value-type="float">
            <text:p>0.109464647218923</text:p>
          </table:table-cell>
          <table:table-cell table:style-name="ce17" office:value-type="string" calcext:value-type="string">
            <text:p>[0.038 0.038 0.038 0.039]</text:p>
          </table:table-cell>
          <table:table-cell table:style-name="ce17" office:value-type="float" office:value="0.0383384874624047" calcext:value-type="float">
            <text:p>0.038338487462405</text:p>
          </table:table-cell>
          <table:table-cell table:style-name="ce17" office:value-type="string" calcext:value-type="string">
            <text:p>[0.146 0.147 0.15 <text:s/>0.153]</text:p>
          </table:table-cell>
          <table:table-cell table:style-name="ce17" office:value-type="float" office:value="0.149136328611152" calcext:value-type="float">
            <text:p>0.149136328611152</text:p>
          </table:table-cell>
          <table:table-cell table:style-name="ce17" office:value-type="string" calcext:value-type="string">
            <text:p>[0.085 0.086 0.086 0.086]</text:p>
          </table:table-cell>
          <table:table-cell table:style-name="ce17" office:value-type="float" office:value="0.085864556626811" calcext:value-type="float">
            <text:p>0.08586455662681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mse</text:p>
          </table:table-cell>
          <table:table-cell table:style-name="ce17" office:value-type="string" calcext:value-type="string">
            <text:p>Nadam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 days and 07:34:32</text:p>
          </table:table-cell>
          <table:table-cell table:style-name="ce21" office:value-type="float" office:value="27276.4661433697" calcext:value-type="float">
            <text:p>27276.4661433697</text:p>
          </table:table-cell>
        </table:table-row>
        <table:table-row table:style-name="ro1">
          <table:covered-table-cell/>
          <table:table-cell office:value-type="string" calcext:value-type="string">
            <text:p>ST_MDF_star_nx08_ny04_sh04_Nadam_mse_ep05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[0.107 0.107 0.107 0.109]</text:p>
          </table:table-cell>
          <table:table-cell office:value-type="float" office:value="0.107660816056045" calcext:value-type="float">
            <text:p>0.107660816056045</text:p>
          </table:table-cell>
          <table:table-cell office:value-type="string" calcext:value-type="string">
            <text:p>[0.038 0.038 0.038 0.039]</text:p>
          </table:table-cell>
          <table:table-cell office:value-type="float" office:value="0.0383126556658908" calcext:value-type="float">
            <text:p>0.038312655665891</text:p>
          </table:table-cell>
          <table:table-cell office:value-type="string" calcext:value-type="string">
            <text:p>[0.145 0.145 0.147 0.15 ]</text:p>
          </table:table-cell>
          <table:table-cell office:value-type="float" office:value="0.146518503543904" calcext:value-type="float">
            <text:p>0.146518503543904</text:p>
          </table:table-cell>
          <table:table-cell office:value-type="string" calcext:value-type="string">
            <text:p>[0.085 0.086 0.086 0.086]</text:p>
          </table:table-cell>
          <table:table-cell office:value-type="float" office:value="0.0857745307585159" calcext:value-type="float">
            <text:p>0.0857745307585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13:05:00</text:p>
          </table:table-cell>
          <table:table-cell office:value-type="float" office:value="47104.1487798691" calcext:value-type="float">
            <text:p>47104.1487798691</text:p>
          </table:table-cell>
        </table:table-row>
        <table:table-row table:style-name="ro1">
          <table:covered-table-cell/>
          <table:table-cell office:value-type="string" calcext:value-type="string">
            <text:p>ST_MDF_star_nx12_ny04_sh04_Nadam_mse_ep05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[0.108 0.109 0.11 <text:s/>0.112]</text:p>
          </table:table-cell>
          <table:table-cell office:value-type="float" office:value="0.109725989019818" calcext:value-type="float">
            <text:p>0.109725989019818</text:p>
          </table:table-cell>
          <table:table-cell office:value-type="string" calcext:value-type="string">
            <text:p>[0.038 0.038 0.038 0.038]</text:p>
          </table:table-cell>
          <table:table-cell office:value-type="float" office:value="0.0382272468198511" calcext:value-type="float">
            <text:p>0.038227246819851</text:p>
          </table:table-cell>
          <table:table-cell office:value-type="string" calcext:value-type="string">
            <text:p>[0.144 0.145 0.148 0.151]</text:p>
          </table:table-cell>
          <table:table-cell office:value-type="float" office:value="0.147032377500318" calcext:value-type="float">
            <text:p>0.147032377500318</text:p>
          </table:table-cell>
          <table:table-cell office:value-type="string" calcext:value-type="string">
            <text:p>[0.085 0.086 0.086 0.086]</text:p>
          </table:table-cell>
          <table:table-cell office:value-type="float" office:value="0.0856501387294142" calcext:value-type="float">
            <text:p>0.0856501387294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18:17:41</text:p>
          </table:table-cell>
          <table:table-cell office:value-type="float" office:value="65861.9361841679" calcext:value-type="float">
            <text:p>65861.9361841679</text:p>
          </table:table-cell>
        </table:table-row>
        <table:table-row table:style-name="ro1">
          <table:covered-table-cell/>
          <table:table-cell office:value-type="string" calcext:value-type="string">
            <text:p>ST_MDF_star_nx16_ny04_sh04_Nadam_mse_ep05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[0.113 0.112 0.113 0.115]</text:p>
          </table:table-cell>
          <table:table-cell office:value-type="float" office:value="0.113279354166944" calcext:value-type="float">
            <text:p>0.113279354166944</text:p>
          </table:table-cell>
          <table:table-cell office:value-type="string" calcext:value-type="string">
            <text:p>[0.038 0.038 0.038 0.039]</text:p>
          </table:table-cell>
          <table:table-cell office:value-type="float" office:value="0.0383524848005305" calcext:value-type="float">
            <text:p>0.038352484800531</text:p>
          </table:table-cell>
          <table:table-cell office:value-type="string" calcext:value-type="string">
            <text:p>[0.151 0.151 0.153 0.156]</text:p>
          </table:table-cell>
          <table:table-cell office:value-type="float" office:value="0.152663870605946" calcext:value-type="float">
            <text:p>0.152663870605946</text:p>
          </table:table-cell>
          <table:table-cell office:value-type="string" calcext:value-type="string">
            <text:p>[0.085 0.085 0.086 0.086]</text:p>
          </table:table-cell>
          <table:table-cell office:value-type="float" office:value="0.0854747675631209" calcext:value-type="float">
            <text:p>0.0854747675631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23:42:39</text:p>
          </table:table-cell>
          <table:table-cell office:value-type="float" office:value="85362.3965611458" calcext:value-type="float">
            <text:p>85362.3965611458</text:p>
          </table:table-cell>
        </table:table-row>
        <table:table-row table:style-name="ro1">
          <table:covered-table-cell/>
          <table:table-cell table:style-name="ce18" office:value-type="string" calcext:value-type="string">
            <text:p>ST_MDF_star_nx20_ny04_sh04_Nadam_mse_ep050</text:p>
          </table:table-cell>
          <table:table-cell table:style-name="ce18" office:value-type="string" calcext:value-type="string">
            <text:p>Normalized abs. trip counts map 90x60 [-]</text:p>
          </table:table-cell>
          <table:table-cell table:style-name="ce18" office:value-type="string" calcext:value-type="string">
            <text:p>15min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[0.111 0.111 0.112 0.114]</text:p>
          </table:table-cell>
          <table:table-cell table:style-name="ce18" office:value-type="float" office:value="0.112319767800461" calcext:value-type="float">
            <text:p>0.112319767800461</text:p>
          </table:table-cell>
          <table:table-cell table:style-name="ce18" office:value-type="string" calcext:value-type="string">
            <text:p>[0.038 0.038 0.039 0.039]</text:p>
          </table:table-cell>
          <table:table-cell table:style-name="ce18" office:value-type="float" office:value="0.0385352728971797" calcext:value-type="float">
            <text:p>0.03853527289718</text:p>
          </table:table-cell>
          <table:table-cell table:style-name="ce18" office:value-type="string" calcext:value-type="string">
            <text:p>[0.148 0.149 0.151 0.154]</text:p>
          </table:table-cell>
          <table:table-cell table:style-name="ce18" office:value-type="float" office:value="0.150686755509507" calcext:value-type="float">
            <text:p>0.150686755509507</text:p>
          </table:table-cell>
          <table:table-cell table:style-name="ce18" office:value-type="string" calcext:value-type="string">
            <text:p>[0.086 0.086 0.086 0.086]</text:p>
          </table:table-cell>
          <table:table-cell table:style-name="ce18" office:value-type="float" office:value="0.0860555170788854" calcext:value-type="float">
            <text:p>0.08605551707888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mse</text:p>
          </table:table-cell>
          <table:table-cell table:style-name="ce18" office:value-type="string" calcext:value-type="string">
            <text:p>Nadam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1 days and 04:51:29</text:p>
          </table:table-cell>
          <table:table-cell table:style-name="ce23" office:value-type="float" office:value="103887.195498943" calcext:value-type="float">
            <text:p>103887.19549894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Experiment 3:</text:p>
            <text:p>Module comparison</text:p>
          </table:table-cell>
          <table:table-cell office:value-type="string" calcext:value-type="string">
            <text:p>ST_MDF_nx04_ny04_sh04_Nadam_mse_ep05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[0.108 0.109 0.11 <text:s/>0.113]</text:p>
          </table:table-cell>
          <table:table-cell office:value-type="float" office:value="0.109800393321202" calcext:value-type="float">
            <text:p>0.109800393321202</text:p>
          </table:table-cell>
          <table:table-cell office:value-type="string" calcext:value-type="string">
            <text:p>[0.039 0.039 0.039 0.039]</text:p>
          </table:table-cell>
          <table:table-cell office:value-type="float" office:value="0.0389520673069005" calcext:value-type="float">
            <text:p>0.038952067306901</text:p>
          </table:table-cell>
          <table:table-cell office:value-type="string" calcext:value-type="string">
            <text:p>[0.145 0.147 0.15 <text:s/>0.154]</text:p>
          </table:table-cell>
          <table:table-cell office:value-type="float" office:value="0.149031673147385" calcext:value-type="float">
            <text:p>0.149031673147385</text:p>
          </table:table-cell>
          <table:table-cell office:value-type="string" calcext:value-type="string">
            <text:p>[0.085 0.086 0.086 0.086]</text:p>
          </table:table-cell>
          <table:table-cell office:value-type="float" office:value="0.0857647303454274" calcext:value-type="float">
            <text:p>0.0857647303454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12:29:34</text:p>
          </table:table-cell>
          <table:table-cell office:value-type="float" office:value="44975.0003650189" calcext:value-type="float">
            <text:p>44975.0003650189</text:p>
          </table:table-cell>
        </table:table-row>
        <table:table-row table:style-name="ro1">
          <table:covered-table-cell/>
          <table:table-cell office:value-type="string" calcext:value-type="string">
            <text:p>ST_MDF_star_nx04_ny04_sh04_Nadam_mse_ep05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[0.108 0.108 0.11 <text:s/>0.112]</text:p>
          </table:table-cell>
          <table:table-cell office:value-type="float" office:value="0.109464647218923" calcext:value-type="float">
            <text:p>0.109464647218923</text:p>
          </table:table-cell>
          <table:table-cell office:value-type="string" calcext:value-type="string">
            <text:p>[0.038 0.038 0.038 0.039]</text:p>
          </table:table-cell>
          <table:table-cell office:value-type="float" office:value="0.0383384874624047" calcext:value-type="float">
            <text:p>0.038338487462405</text:p>
          </table:table-cell>
          <table:table-cell office:value-type="string" calcext:value-type="string">
            <text:p>[0.146 0.147 0.15 <text:s/>0.153]</text:p>
          </table:table-cell>
          <table:table-cell office:value-type="float" office:value="0.149136328611152" calcext:value-type="float">
            <text:p>0.149136328611152</text:p>
          </table:table-cell>
          <table:table-cell office:value-type="string" calcext:value-type="string">
            <text:p>[0.085 0.086 0.086 0.086]</text:p>
          </table:table-cell>
          <table:table-cell office:value-type="float" office:value="0.085864556626811" calcext:value-type="float">
            <text:p>0.0858645566268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07:34:32</text:p>
          </table:table-cell>
          <table:table-cell office:value-type="float" office:value="27276.4661433697" calcext:value-type="float">
            <text:p>27276.4661433697</text:p>
          </table:table-cell>
        </table:table-row>
        <table:table-row table:style-name="ro1">
          <table:covered-table-cell/>
          <table:table-cell office:value-type="string" calcext:value-type="string">
            <text:p>ST_MDF_t_nx04_ny04_sh04_Nadam_mse_ep050</text:p>
          </table:table-cell>
          <table:table-cell office:value-type="string" calcext:value-type="string">
            <text:p>Normalized abs. trip counts map 90x60 [-]</text:p>
          </table:table-cell>
          <table:table-cell office:value-type="string" calcext:value-type="string">
            <text:p>15mi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[0.107 0.107 0.109 0.111]</text:p>
          </table:table-cell>
          <table:table-cell office:value-type="float" office:value="0.108208681829458" calcext:value-type="float">
            <text:p>0.108208681829458</text:p>
          </table:table-cell>
          <table:table-cell office:value-type="string" calcext:value-type="string">
            <text:p>[0.038 0.038 0.038 0.039]</text:p>
          </table:table-cell>
          <table:table-cell office:value-type="float" office:value="0.038399472434594" calcext:value-type="float">
            <text:p>0.038399472434594</text:p>
          </table:table-cell>
          <table:table-cell office:value-type="string" calcext:value-type="string">
            <text:p>[0.145 0.146 0.148 0.151]</text:p>
          </table:table-cell>
          <table:table-cell office:value-type="float" office:value="0.147527762746046" calcext:value-type="float">
            <text:p>0.147527762746046</text:p>
          </table:table-cell>
          <table:table-cell office:value-type="string" calcext:value-type="string">
            <text:p>[0.086 0.086 0.086 0.086]</text:p>
          </table:table-cell>
          <table:table-cell office:value-type="float" office:value="0.0860265354683094" calcext:value-type="float">
            <text:p>0.0860265354683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days and 13:06:19</text:p>
          </table:table-cell>
          <table:table-cell office:value-type="float" office:value="47177.6412878037" calcext:value-type="float">
            <text:p>47177.6412878037</text:p>
          </table:table-cell>
        </table:table-row>
        <table:table-row table:style-name="ro1">
          <table:covered-table-cell/>
          <table:table-cell table:style-name="ce18" office:value-type="string" calcext:value-type="string">
            <text:p>ST_MDF_w_nx04_ny04_sh04_Nadam_mse_ep050</text:p>
          </table:table-cell>
          <table:table-cell table:style-name="ce18" office:value-type="string" calcext:value-type="string">
            <text:p>Normalized abs. trip counts map 90x60 [-]</text:p>
          </table:table-cell>
          <table:table-cell table:style-name="ce18" office:value-type="string" calcext:value-type="string">
            <text:p>15min</text:p>
          </table:table-cell>
          <table:table-cell table:number-columns-repeated="3"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[0.107 0.108 0.109 0.112]</text:p>
          </table:table-cell>
          <table:table-cell table:style-name="ce18" office:value-type="float" office:value="0.108813979354128" calcext:value-type="float">
            <text:p>0.108813979354128</text:p>
          </table:table-cell>
          <table:table-cell table:style-name="ce18" office:value-type="string" calcext:value-type="string">
            <text:p>[0.039 0.039 0.039 0.039]</text:p>
          </table:table-cell>
          <table:table-cell table:style-name="ce18" office:value-type="float" office:value="0.0388648391713001" calcext:value-type="float">
            <text:p>0.0388648391713</text:p>
          </table:table-cell>
          <table:table-cell table:style-name="ce18" office:value-type="string" calcext:value-type="string">
            <text:p>[0.146 0.148 0.151 0.154]</text:p>
          </table:table-cell>
          <table:table-cell table:style-name="ce18" office:value-type="float" office:value="0.149666958882124" calcext:value-type="float">
            <text:p>0.149666958882124</text:p>
          </table:table-cell>
          <table:table-cell table:style-name="ce18" office:value-type="string" calcext:value-type="string">
            <text:p>[0.086 0.086 0.086 0.086]</text:p>
          </table:table-cell>
          <table:table-cell table:style-name="ce18" office:value-type="float" office:value="0.0860243166591624" calcext:value-type="float">
            <text:p>0.086024316659162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mse</text:p>
          </table:table-cell>
          <table:table-cell table:style-name="ce18" office:value-type="string" calcext:value-type="string">
            <text:p>Nadam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0 days and 12:51:23</text:p>
          </table:table-cell>
          <table:table-cell table:style-name="ce23" office:value-type="float" office:value="46277.9650526047" calcext:value-type="float">
            <text:p>46277.9650526047</text:p>
          </table:table-cell>
        </table:table-row>
      </table:table>
      <table:named-expressions/>
      <table:database-ranges>
        <table:database-range table:name="__Anonymous_Sheet_DB__0" table:target-range-address="results.A1:results.U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8:07:45.747358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2T18:13:45.285140205</dc:date>
    <meta:editing-duration>P2DT16H55M10S</meta:editing-duration>
    <meta:editing-cycles>15</meta:editing-cycles>
    <meta:generator>LibreOffice/6.4.7.2$Linux_X86_64 LibreOffice_project/40$Build-2</meta:generator>
    <meta:document-statistic meta:table-count="1" meta:cell-count="1085" meta:object-count="0"/>
  </office:meta>
</office:document-meta>
</file>